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2603095150901</text:p>
          </table:table-cell>
          <table:table-cell office:value-type="string" calcext:value-type="string">
            <text:p>2025-01-16 15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3095150901</text:p>
          </table:table-cell>
          <table:table-cell office:value-type="string" calcext:value-type="string">
            <text:p>2024-02-08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3095150901</text:p>
          </table:table-cell>
          <table:table-cell office:value-type="string" calcext:value-type="string">
            <text:p>2023-01-23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416" calcext:value-type="float">
            <text:p>48.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3095150901</text:p>
          </table:table-cell>
          <table:table-cell office:value-type="string" calcext:value-type="string">
            <text:p>2021-12-02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748" calcext:value-type="float">
            <text:p>48.4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3095150901</text:p>
          </table:table-cell>
          <table:table-cell office:value-type="string" calcext:value-type="string">
            <text:p>2021-01-11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2272" calcext:value-type="float">
            <text:p>46.37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3095150901</text:p>
          </table:table-cell>
          <table:table-cell office:value-type="string" calcext:value-type="string">
            <text:p>2019-12-04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4544" calcext:value-type="float">
            <text:p>47.02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3095150901</text:p>
          </table:table-cell>
          <table:table-cell office:value-type="string" calcext:value-type="string">
            <text:p>2019-02-05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2104" calcext:value-type="float">
            <text:p>46.55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3095150901</text:p>
          </table:table-cell>
          <table:table-cell office:value-type="string" calcext:value-type="string">
            <text:p>2017-12-20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7504" calcext:value-type="float">
            <text:p>47.84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3095150901</text:p>
          </table:table-cell>
          <table:table-cell office:value-type="string" calcext:value-type="string">
            <text:p>2017-01-05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1536" calcext:value-type="float">
            <text:p>47.34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3095150901</text:p>
          </table:table-cell>
          <table:table-cell office:value-type="string" calcext:value-type="string">
            <text:p>2016-01-19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068" calcext:value-type="float">
            <text:p>47.3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3095150901</text:p>
          </table:table-cell>
          <table:table-cell office:value-type="string" calcext:value-type="string">
            <text:p>2015-02-11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3928" calcext:value-type="float">
            <text:p>45.14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3095150901</text:p>
          </table:table-cell>
          <table:table-cell office:value-type="string" calcext:value-type="string">
            <text:p>2014-03-05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9792" calcext:value-type="float">
            <text:p>45.57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3095150901</text:p>
          </table:table-cell>
          <table:table-cell office:value-type="string" calcext:value-type="string">
            <text:p>2013-01-24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5424" calcext:value-type="float">
            <text:p>46.44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3095150901</text:p>
          </table:table-cell>
          <table:table-cell office:value-type="string" calcext:value-type="string">
            <text:p>2012-01-06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8792" calcext:value-type="float">
            <text:p>49.0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3095150901</text:p>
          </table:table-cell>
          <table:table-cell office:value-type="string" calcext:value-type="string">
            <text:p>2010-12-16 21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4544" calcext:value-type="float">
            <text:p>47.02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3095150901</text:p>
          </table:table-cell>
          <table:table-cell office:value-type="string" calcext:value-type="string">
            <text:p>2009-12-15 14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8136" calcext:value-type="float">
            <text:p>46.80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3095150901</text:p>
          </table:table-cell>
          <table:table-cell office:value-type="string" calcext:value-type="string">
            <text:p>2009-01-27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5352" calcext:value-type="float">
            <text:p>44.34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3095150901</text:p>
          </table:table-cell>
          <table:table-cell office:value-type="string" calcext:value-type="string">
            <text:p>2008-02-01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2032" calcext:value-type="float">
            <text:p>44.45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3095150901</text:p>
          </table:table-cell>
          <table:table-cell office:value-type="string" calcext:value-type="string">
            <text:p>2007-01-29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9352" calcext:value-type="float">
            <text:p>45.86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3095150901</text:p>
          </table:table-cell>
          <table:table-cell office:value-type="string" calcext:value-type="string">
            <text:p>2006-01-11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3512" calcext:value-type="float">
            <text:p>48.6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3095150901</text:p>
          </table:table-cell>
          <table:table-cell office:value-type="string" calcext:value-type="string">
            <text:p>2005-01-24 21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8424" calcext:value-type="float">
            <text:p>51.39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3095150901</text:p>
          </table:table-cell>
          <table:table-cell office:value-type="string" calcext:value-type="string">
            <text:p>2004-02-12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7968" calcext:value-type="float">
            <text:p>46.9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3095150901</text:p>
          </table:table-cell>
          <table:table-cell office:value-type="string" calcext:value-type="string">
            <text:p>2003-01-23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1616" calcext:value-type="float">
            <text:p>47.9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3095150901</text:p>
          </table:table-cell>
          <table:table-cell office:value-type="string" calcext:value-type="string">
            <text:p>2002-01-15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988" calcext:value-type="float">
            <text:p>48.5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3095150901</text:p>
          </table:table-cell>
          <table:table-cell office:value-type="string" calcext:value-type="string">
            <text:p>2001-01-11 19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9384" calcext:value-type="float">
            <text:p>51.45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3095150901</text:p>
          </table:table-cell>
          <table:table-cell office:value-type="string" calcext:value-type="string">
            <text:p>2000-01-13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3872" calcext:value-type="float">
            <text:p>51.55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3095150901</text:p>
          </table:table-cell>
          <table:table-cell office:value-type="string" calcext:value-type="string">
            <text:p>1999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864" calcext:value-type="float">
            <text:p>50.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3095150901</text:p>
          </table:table-cell>
          <table:table-cell office:value-type="string" calcext:value-type="string">
            <text:p>1998-0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9392" calcext:value-type="float">
            <text:p>49.99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3095150901</text:p>
          </table:table-cell>
          <table:table-cell office:value-type="string" calcext:value-type="string">
            <text:p>1997-0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4664" calcext:value-type="float">
            <text:p>47.98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3095150901</text:p>
          </table:table-cell>
          <table:table-cell office:value-type="string" calcext:value-type="string">
            <text:p>1996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4576" calcext:value-type="float">
            <text:p>48.8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3095150901</text:p>
          </table:table-cell>
          <table:table-cell office:value-type="string" calcext:value-type="string">
            <text:p>1995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4528" calcext:value-type="float">
            <text:p>49.94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3095150901</text:p>
          </table:table-cell>
          <table:table-cell office:value-type="string" calcext:value-type="string">
            <text:p>1990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208" calcext:value-type="float">
            <text:p>54.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603095150901</text:p>
          </table:table-cell>
          <table:table-cell office:value-type="string" calcext:value-type="string">
            <text:p>1978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1" meta:object-count="0"/>
    <meta:user-defined meta:name="AppVersion">3.0</meta:user-defined>
  </office:meta>
</office:document-meta>
</file>